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67.89pt"/>
    </style:style>
    <style:style style:name="co7" style:family="table-column">
      <style:table-column-properties fo:break-before="auto" style:column-width="102.64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91.84pt"/>
    </style:style>
    <style:style style:name="co10" style:family="table-column">
      <style:table-column-properties fo:break-before="auto" style:column-width="104.94pt"/>
    </style:style>
    <style:style style:name="co11" style:family="table-column">
      <style:table-column-properties fo:break-before="auto" style:column-width="155.14pt"/>
    </style:style>
    <style:style style:name="co12" style:family="table-column">
      <style:table-column-properties fo:break-before="auto" style:column-width="182.15pt"/>
    </style:style>
    <style:style style:name="co13" style:family="table-column">
      <style:table-column-properties fo:break-before="auto" style:column-width="141.25pt"/>
    </style:style>
    <style:style style:name="co14" style:family="table-column">
      <style:table-column-properties fo:break-before="auto" style:column-width="133.51pt"/>
    </style:style>
    <style:style style:name="co15" style:family="table-column">
      <style:table-column-properties fo:break-before="auto" style:column-width="213.79pt"/>
    </style:style>
    <style:style style:name="co16" style:family="table-column">
      <style:table-column-properties fo:break-before="auto" style:column-width="443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 style:data-style-name="N0"/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test acc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input len (sec)</text:p>
          </table:table-cell>
          <table:table-cell office:value-type="string" calcext:value-type="string">
            <text:p>embedding layer</text:p>
          </table:table-cell>
          <table:table-cell office:value-type="string" calcext:value-type="string">
            <text:p>cnn: filer size</text:p>
          </table:table-cell>
          <table:table-cell office:value-type="string" calcext:value-type="string">
            <text:p>cnn:# of filters</text:p>
          </table:table-cell>
          <table:table-cell office:value-type="string" calcext:value-type="string">
            <text:p>cnn overlapping filters</text:p>
          </table:table-cell>
          <table:table-cell office:value-type="string" calcext:value-type="string">
            <text:p>hidden neurons </text:p>
          </table:table-cell>
          <table:table-cell office:value-type="string" calcext:value-type="string">
            <text:p>max pooling</text:p>
          </table:table-cell>
          <table:table-cell office:value-type="string" calcext:value-type="string">
            <text:p>mean pooling</text:p>
          </table:table-cell>
          <table:table-cell office:value-type="string" calcext:value-type="string">
            <text:p>last pooling</text:p>
          </table:table-cell>
          <table:table-cell office:value-type="string" calcext:value-type="string">
            <text:p>other poolings</text:p>
          </table:table-cell>
          <table:table-cell office:value-type="string" calcext:value-type="string">
            <text:p>timeDistributredLayer</text:p>
          </table:table-cell>
          <table:table-cell office:value-type="string" calcext:value-type="string">
            <text:p>fully connected layers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# of peaple</text:p>
          </table:table-cell>
          <table:table-cell office:value-type="string" calcext:value-type="string">
            <text:p># of activities</text:p>
          </table:table-cell>
          <table:table-cell office:value-type="string" calcext:value-type="string">
            <text:p>overlapping segments at input </text:p>
          </table:table-cell>
          <table:table-cell office:value-type="string" calcext:value-type="string">
            <text:p>Dropout / keep propability</text:p>
          </table:table-cell>
          <table:table-cell office:value-type="string" calcext:value-type="string">
            <text:p>extra explanation</text:p>
          </table:table-cell>
          <table:table-cell office:value-type="string" calcext:value-type="string">
            <text:p>precision and recall score for different classes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table:style-name="ce1" office:value-type="percentage" office:value="0.5" calcext:value-type="percentage">
            <text:p>50.00%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71" calcext:value-type="float">
            <text:p>0.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unnormalized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98" calcext:value-type="float">
            <text:p>0.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93" calcext:value-type="float">
            <text:p>0.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2,3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2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98" calcext:value-type="float">
            <text:p>0.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cnn / 0.75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85" calcext:value-type="float">
            <text:p>0.8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slow learning (process eliminated)</text:p>
          </table:table-cell>
          <table:covered-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1" office:value-type="percentage" office:value="0.2" calcext:value-type="percentage">
            <text:p>20.00%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98" calcext:value-type="float">
            <text:p>0.9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 + bug fi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94" calcext:value-type="float">
            <text:p>0.9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2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83" calcext:value-type="float">
            <text:p>0.8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86" calcext:value-type="float">
            <text:p>0.86</text:p>
          </table:table-cell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ll rnn ouput to fc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string" calcext:value-type="string">
            <text:p>3 * 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* 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Using 3 separate RNNs</text:p>
          </table:table-cell>
          <table:table-cell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88" calcext:value-type="float">
            <text:p>0.8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5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ectional rnn</text:p>
          </table:table-cell>
          <table:table-cell/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0.97" calcext:value-type="float">
            <text:p>0.9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 instead of AdaDelta</text:p>
          </table:table-cell>
          <table:table-cell/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0.97" calcext:value-type="float">
            <text:p>0.9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 instead of AdaDelta</text:p>
          </table:table-cell>
          <table:table-cell office:value-type="string" calcext:value-type="string">
            <text:p>test precision score: <text:s/>[0.80508475 0.8115942 <text:s/>0.66666667 0.51515152 0.86935484 0.8241758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53846154 1. <text:s text:c="8"/>0.6 <text:s text:c="7"/>0.33333333 0.6857142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5714286 0.71014493 0.97012302 0.50877193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85843373 0.75167785 0.66666667 0.47222222 0.91047297 0.8522727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75 <text:s text:c="5"/>0.91666667 0.4137931 <text:s/>0.25 <text:s text:c="6"/>0.6153846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5714286 0.48039216 0.97183099 0.53703704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98" calcext:value-type="float">
            <text:p>0.9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health (no normalization)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80451489 0.52777778 0.54545455 0.74683544 0.51428571 0.3684210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46666667 0.35294118 0.45098039 0.39189189 0.46031746 0.47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14285714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86518595 0.55072464 0.44444444 0.77631579 0.24657534 0.1707317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38888889 0.30508475 0.28395062 0.44615385 0.38666667 0.55072464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( 5 classes with most data instances)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90677966 0.87218045 0.95044248 0.98392283 0.47222222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92774566 0.84057971 0.95551601 0.97607656 0.45945946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~~~~~~~~~~~~~~~~~~~ analyzing test, train data: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in samples: 172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samples: 43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357. <text:s text:c="2"/>0. 131. <text:s text:c="2"/>0. <text:s text:c="2"/>0. 592. <text:s text:c="2"/>0. <text:s text:c="2"/>0. <text:s text:c="2"/>0. <text:s text:c="2"/>0. <text:s text:c="2"/>0. <text:s text:c="2"/>0. <text:s text:c="2"/>0. <text:s text:c="2"/>0.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 text:c="3"/>0. <text:s text:c="2"/>0. 605. <text:s text:c="2"/>0. <text:s/>39.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82. <text:s text:c="2"/>0. <text:s/>33. <text:s text:c="2"/>0. <text:s text:c="2"/>0. 149. <text:s text:c="2"/>0. <text:s text:c="2"/>0. <text:s text:c="2"/>0. <text:s text:c="2"/>0. <text:s text:c="2"/>0. <text:s text:c="2"/>0. <text:s text:c="2"/>0. <text:s text:c="2"/>0.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 text:c="3"/>0. <text:s text:c="2"/>0. 160. <text:s text:c="2"/>0. <text:s text:c="2"/>7.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urs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80555556 0.84722222 0.98484848 0.80597015 0.80597015 0.5584415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84482759 0.65306122 0.8313253 <text:s/>0.61038961 0.71014493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90625 <text:s text:c="3"/>0.81333333 1. <text:s text:c="8"/>0.94736842 0.7012987 <text:s/>0.7288135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79032258 0.42105263 0.94520548 0.67142857 0.62025316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~~~~~~~~~~~~~~~~~~~ analyzing test, train data: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in samples: 78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samples: 19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0. 69. 75. 74. 67. 74. 70. 67. 64. 75. 74. 73. <text:s/>0.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0. 21. 15. 16. 23. 20. 12. 19. 22. 15. 16. 17. <text:s/>0.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hest( normalization method 2 )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65971317 0.3501199 <text:s/>0.81959379 0.64212329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75522388 0.28239845 0.83050847 0.58915947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~~~~~~~~~~~~~~~~~~~ analyzing test, train data: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in samples: 398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samples: 99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<text:s text:c="2"/>0. 1327. <text:s text:c="3"/>0. <text:s/>494. <text:s/>825. <text:s text:c="3"/>0. <text:s text:c="3"/>0. 1337.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<text:s/>0. 371. <text:s text:c="2"/>0. 132. 175. <text:s text:c="2"/>0. <text:s text:c="2"/>0. 318.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93" calcext:value-type="float">
            <text:p>0.9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map2( no normalization )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59467097 0.91105769 0.75 <text:s text:c="6"/>0.6022409 <text:s/>0.63850688 0.8585365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72704082 0.71291866 0.33918129 0.31550802 0.40869565 0.5511221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65168539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70209724 0.86136364 0.75694444 0.53349876 0.62260536 0.8543689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77445652 0.71634615 0.21969697 0.2718894 <text:s/>0.37203166 0.3960573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58 <text:s text:c="5"/>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~~~~~~~~~~~~~~~~~~~ analyzing test, train data: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in samples: 2560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samples: 640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8326. 1684. 1680. 1689. 2106. <text:s/>879. 1446. 1704. 1031. <text:s/>922. 1528. 2170.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 text:c="2"/>443.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2046. <text:s/>460. <text:s/>382. <text:s/>426. <text:s/>550. <text:s/>216. <text:s/>386. <text:s/>389. <text:s/>279. <text:s/>253. <text:s/>423. <text:s/>485.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 text:c="2"/>108.]</text:p>
          </table:table-cell>
        </table:table-row>
        <table:table-row table:style-name="ro2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/00/0000</text:date>, <text:time style:data-style-name="N2" text:time-value="18:21:04.6959023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4:45:28.779694298</meta:creation-date>
    <dc:date>2019-07-29T18:27:52.541253629</dc:date>
    <meta:editing-duration>PT8H14M52S</meta:editing-duration>
    <meta:editing-cycles>53</meta:editing-cycles>
    <meta:generator>LibreOffice/6.0.7.3$Linux_X86_64 LibreOffice_project/00m0$Build-3</meta:generator>
    <meta:document-statistic meta:table-count="1" meta:cell-count="859" meta:object-count="0"/>
  </office:meta>
</office:document-meta>
</file>